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38aa" officeooo:paragraph-rsid="000338aa"/>
    </style:style>
    <style:style style:name="P2" style:family="paragraph" style:parent-style-name="Standard">
      <style:paragraph-properties fo:text-align="center" style:justify-single-word="false"/>
      <style:text-properties officeooo:rsid="000338aa" officeooo:paragraph-rsid="000338aa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38aa" officeooo:paragraph-rsid="000338a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b676" officeooo:paragraph-rsid="0006b67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9e57a" officeooo:paragraph-rsid="0009e57a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338aa" officeooo:paragraph-rsid="000338aa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338aa" officeooo:paragraph-rsid="0008870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6b676" officeooo:paragraph-rsid="0006b67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6b676" officeooo:paragraph-rsid="0008870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6b676" officeooo:paragraph-rsid="000895a9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6b676" officeooo:paragraph-rsid="0009e57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6b676" officeooo:paragraph-rsid="000be451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9e57a" officeooo:paragraph-rsid="0009e57a" style:font-weight-asian="normal" style:font-weight-complex="normal"/>
    </style:style>
    <style:style style:name="T1" style:family="text">
      <style:text-properties officeooo:rsid="00049aeb"/>
    </style:style>
    <style:style style:name="T2" style:family="text">
      <style:text-properties officeooo:rsid="0004d298"/>
    </style:style>
    <style:style style:name="T3" style:family="text">
      <style:text-properties officeooo:rsid="0006b676"/>
    </style:style>
    <style:style style:name="T4" style:family="text">
      <style:text-properties officeooo:rsid="00088704"/>
    </style:style>
    <style:style style:name="T5" style:family="text">
      <style:text-properties officeooo:rsid="000895a9"/>
    </style:style>
    <style:style style:name="T6" style:family="text">
      <style:text-properties officeooo:rsid="0009e57a"/>
    </style:style>
    <style:style style:name="T7" style:family="text">
      <style:text-properties officeooo:rsid="000be4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classe DAO</text:p>
      <text:p text:style-name="P1"/>
      <text:p text:style-name="P1"/>
      <text:p text:style-name="P3">Fonctions de la classe membreDAO :</text:p>
      <text:p text:style-name="P3"/>
      <text:p text:style-name="P6">- function getMembreByPseudo<text:span text:style-name="T1">($pseudo)</text:span> : Retourne <text:span text:style-name="T2">les informations d’</text:span>un membre en fonction d<text:span text:style-name="T2">u pseudo rentré en paramètre.</text:span></text:p>
      <text:p text:style-name="P8">Si la variable <text:span text:style-name="T4">$</text:span>mesMembres est vide re<text:span text:style-name="T4">nvoie « null », sinon renvoie le premier élément de $mesMembres</text:span></text:p>
      <text:p text:style-name="P6"/>
      <text:p text:style-name="P7">- <text:span text:style-name="T1">function getMembreById($id) : Retourne les informations d’un membre en fonction de l’id rentré en paramètre.</text:span></text:p>
      <text:p text:style-name="P7"><text:span text:style-name="T1">Si la variable $mesMembres est vide renvoie « null », sinon renvoie le premier élément du de $mesMembres</text:span></text:p>
      <text:p text:style-name="P6"/>
      <text:p text:style-name="P6">- <text:span text:style-name="T3">function addMembre($nom,$prenom,$pseudo,$dateNaissance,$numeroTel,$motDePasse,$adresseMail,$avatar) : Affiche et ajoute un nouveau membre dans la Base de donnée avec ses informations.</text:span></text:p>
      <text:p text:style-name="P6"/>
      <text:p text:style-name="P6"/>
      <text:p text:style-name="P4">Fonctions de la classe trajetDAO : </text:p>
      <text:p text:style-name="P8"/>
      <text:p text:style-name="P8">- function getTrajetbyID($id) : <text:span text:style-name="T4">Retourne les informations d’un trajet en fonction de son id.</text:span></text:p>
      <text:p text:style-name="P9">Si la variable <text:span text:style-name="T4">$</text:span>mes<text:span text:style-name="T5">Trajets</text:span> est vide re<text:span text:style-name="T4">nvoie « null », sinon renvoie le premier élément de $mesTrajets.</text:span></text:p>
      <text:p text:style-name="P9"/>
      <text:p text:style-name="P10">- <text:span text:style-name="T5">function getTrajetALL() : Retourne tous les trajets rentré dans la base de données.</text:span></text:p>
      <text:p text:style-name="P10">Si la variable <text:span text:style-name="T4">$</text:span>mes<text:span text:style-name="T5">Trajets</text:span> est vide re<text:span text:style-name="T4">nvoie « null », sinon renvoie le premier élément de $mesTrajets.</text:span></text:p>
      <text:p text:style-name="P10"/>
      <text:p text:style-name="P10">- <text:span text:style-name="T5">function getnbrePlaceDispo($numtrajet) : retourne le nombre de place disponible pour un trajet rentré en paramètre.</text:span></text:p>
      <text:p text:style-name="P10"/>
      <text:p text:style-name="P10"/>
      <text:p text:style-name="P5">Fonctions de la classe villeDAO :</text:p>
      <text:p text:style-name="P5"/>
      <text:p text:style-name="P13">- function getAllVille() : Retourne toutes les villes présentes dans la base de données.</text:p>
      <text:p text:style-name="P11">Si la variable <text:span text:style-name="T4">$mesVilles</text:span> est vide re<text:span text:style-name="T4">nvoie « null », sinon renvoie le premier élément de $mesVilles.</text:span></text:p>
      <text:p text:style-name="P11"/>
      <text:p text:style-name="P11">- <text:span text:style-name="T6">function getVillebyCode($code) : Retourne les informations de la ville en fonction de son numéro de codePostal rentré en paramètre.<text:line-break/></text:span>Si la variable <text:span text:style-name="T4">$mesVilles</text:span> est vide re<text:span text:style-name="T4">nvoie « null », sinon renvoie le premier élément de $mesVilles.</text:span></text:p>
      <text:p text:style-name="P11"/>
      <text:p text:style-name="P11"/>
      <text:p text:style-name="P5">Fonctions de la classe demandeDao : </text:p>
      <text:p text:style-name="P5"/>
      <text:p text:style-name="P13">- <text:span text:style-name="T7">function getDemande($idUtilisateur,$numTrajet) : Retourne un trajet en fonction du demandeur et du numéro du trajet.</text:span></text:p>
      <text:p text:style-name="P12">Si la variable <text:span text:style-name="T4">$mesTrajets</text:span> est vide re<text:span text:style-name="T4">nvoie « null », sinon renvoie le premier élément de $mesTrajets.</text:span></text:p>
      <text:p text:style-name="P12"/>
      <text:p text:style-name="P12"><text:soft-page-break/>- <text:span text:style-name="T7">function getAllDemandeByUtilisateur($idUtilisateur) : Retourne toutes les informations des demandes d’un utilisateur.</text:span></text:p>
      <text:p text:style-name="P12">Si la variable <text:span text:style-name="T4">$mesUtilisateurs</text:span> est vide re<text:span text:style-name="T4">nvoie « null », sinon renvoie le premier élément de $mesUtilisateurs.</text:span></text:p>
      <text:p text:style-name="P12"/>
      <text:p text:style-name="P12">- <text:span text:style-name="T7">function getAllDemandeByTrajet ($numTrajet) : Retourne toutes les informations d’une demande de trajet en fonction du numéro de trajet rentré en paramètre.<text:line-break/></text:span>Si la variable <text:span text:style-name="T4">$mesTrajets</text:span> est vide re<text:span text:style-name="T4">nvoie « null », sinon renvoie le premier élément de $mesTrajets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3:30:23.812083692</meta:creation-date>
    <dc:date>2018-05-02T14:16:51.225452670</dc:date>
    <meta:editing-duration>PT36M17S</meta:editing-duration>
    <meta:editing-cycles>8</meta:editing-cycles>
    <meta:generator>LibreOffice/6.0.3.2$Linux_X86_64 LibreOffice_project/8f48d515416608e3a835360314dac7e47fd0b821</meta:generator>
    <meta:document-statistic meta:table-count="0" meta:image-count="0" meta:object-count="0" meta:page-count="2" meta:paragraph-count="23" meta:word-count="359" meta:character-count="2413" meta:non-whitespace-character-count="2075"/>
  </office:meta>
</office:document-meta>
</file>